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color="#800000" fo:font-weight="normal" fo:background-color="#00ff00" style:font-weight-asian="normal" style:font-weight-complex="normal"/>
    </style:style>
    <style:style style:name="P5" style:family="paragraph" style:parent-style-name="Standard">
      <style:text-properties fo:color="#800000" fo:font-weight="bold" fo:background-color="#00ff00" style:font-weight-asian="bold" style:font-weight-complex="bold"/>
    </style:style>
    <style:style style:name="P6" style:family="paragraph" style:parent-style-name="Standard">
      <style:paragraph-properties fo:background-color="#ff420e">
        <style:background-image/>
      </style:paragraph-properties>
      <style:text-properties fo:color="#ff0000" fo:font-weight="bold" fo:background-color="#00ff00" style:font-weight-asian="bold" style:font-weight-complex="bold"/>
    </style:style>
    <style:style style:name="P7" style:family="paragraph" style:parent-style-name="Standard">
      <style:paragraph-properties fo:background-color="#ff0000">
        <style:background-image/>
      </style:paragraph-properties>
      <style:text-properties fo:color="#ff0000" fo:font-weight="bold" fo:background-color="#00ff00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background-color="#00ff00"/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e wordpress blog <text:s/>in to your magento website :</text:p>
      <text:p text:style-name="P1"/>
      <text:list xml:id="list231651471509786273" text:style-name="L2">
        <text:list-item>
          <text:p text:style-name="P2">install wordpress into your magento website root by folder (Blog)</text:p>
        </text:list-item>
        <text:list-item>
          <text:p text:style-name="P2">now open the wodpress function.php <text:s/></text:p>
          <text:p text:style-name="P2">and put these functions</text:p>
        </text:list-item>
      </text:list>
      <text:p text:style-name="P1"/>
      <text:p text:style-name="P3">/<text:span text:style-name="T2">**</text:span></text:p>
      <text:p text:style-name="P4"><text:s/>* Start Magento instance within Wordpress </text:p>
      <text:p text:style-name="P4"><text:s/>* Calls functions to get logged in state and any layout elements needed (i.e. head, header &amp; footer)</text:p>
      <text:p text:style-name="P4"><text:s/>*/</text:p>
      <text:p text:style-name="P4">function magento_init() { <text:s/></text:p>
      <text:p text:style-name="P4"><text:s text:c="4"/>if(!is_admin()) {</text:p>
      <text:p text:style-name="P4"><text:s text:c="8"/>// Include Magento</text:p>
      <text:p text:style-name="P4"><text:tab/><text:tab/>$mageFilename = '/home/dev1pips/public_html/app/Mage.php';</text:p>
      <text:p text:style-name="P4"><text:s text:c="6"/>require_once $mageFilename;</text:p>
      <text:p text:style-name="P4"><text:s text:c="8"/>// Start the app</text:p>
      <text:p text:style-name="P4"><text:s text:c="8"/>Mage::app("default");</text:p>
      <text:p text:style-name="P4"><text:s text:c="4"/>//return Mage::getSingleton("core/session", array("name" =&gt; $name));</text:p>
      <text:p text:style-name="P4"><text:tab/></text:p>
      <text:p text:style-name="P4"><text:s text:c="8"/>// get logged in session</text:p>
      <text:p text:style-name="P4"><text:s text:c="8"/>_magento_logged_in();</text:p>
      <text:p text:style-name="P4"><text:s text:c="8"/>// set the layout elements</text:p>
      <text:p text:style-name="P4"><text:s text:c="8"/>_magento_init_layout();</text:p>
      <text:p text:style-name="P4"><text:tab/></text:p>
      <text:p text:style-name="P4"><text:s text:c="4"/>}</text:p>
      <text:p text:style-name="P4">}</text:p>
      <text:p text:style-name="P4"/>
      <text:p text:style-name="P4">function _magento_logged_in() { <text:s/></text:p>
      <text:p text:style-name="P4"><text:s text:c="4"/>// set a global to use later</text:p>
      <text:p text:style-name="P4"><text:s text:c="4"/>global $magento_logged_in;</text:p>
      <text:p text:style-name="P4"><text:s text:c="4"/>// get customer session</text:p>
      <text:p text:style-name="P4"><text:s text:c="4"/>Mage::getSingleton('core/session', array('name'=&gt;'frontend'));</text:p>
      <text:p text:style-name="P4"><text:s text:c="4"/>$session = Mage::getSingleton('customer/session'); <text:s text:c="2"/></text:p>
      <text:p text:style-name="P4"><text:tab/></text:p>
      <text:p text:style-name="P4">//<text:tab/>echo "&lt;pre&gt;";</text:p>
      <text:p text:style-name="P4"><text:tab/>//print_r($session-&gt;getData()); <text:s/></text:p>
      <text:p text:style-name="P4"><text:s text:c="4"/>$magento_logged_in = $session-&gt;isLoggedIn();</text:p>
      <text:p text:style-name="P4">}</text:p>
      <text:p text:style-name="P4"/>
      <text:p text:style-name="P4">function _magento_init_layout() { <text:s/></text:p>
      <text:p text:style-name="P4"><text:s text:c="4"/>// get/set our globals</text:p>
      <text:p text:style-name="P4"><text:s text:c="4"/>global <text:s/>$magento_logged_in,</text:p>
      <text:p text:style-name="P4"><text:s text:c="12"/>$magento_header,</text:p>
      <text:p text:style-name="P4"><text:s text:c="12"/>$magento_footer,</text:p>
      <text:p text:style-name="P4"><text:s text:c="12"/>$magento_head;</text:p>
      <text:p text:style-name="P4"/>
      <text:p text:style-name="P4"><text:s text:c="4"/>// Get layout based on session</text:p>
      <text:p text:style-name="P4"><text:s text:c="4"/>$layout = Mage::app()-&gt;getLayout();</text:p>
      <text:p text:style-name="P4"><text:s text:c="4"/>$layout-&gt;getUpdate()-&gt;addHandle('default');</text:p>
      <text:p text:style-name="P4"><text:soft-page-break/></text:p>
      <text:p text:style-name="P4"><text:s text:c="4"/>if($magento_logged_in) {</text:p>
      <text:p text:style-name="P4"><text:s text:c="8"/>$layout-&gt;getUpdate()</text:p>
      <text:p text:style-name="P4"><text:s text:c="12"/>-&gt;addHandle('customer_logged_in');</text:p>
      <text:p text:style-name="P4"><text:s text:c="4"/>}</text:p>
      <text:p text:style-name="P4"><text:s text:c="4"/>else {</text:p>
      <text:p text:style-name="P4"><text:s text:c="8"/>$layout-&gt;getUpdate()</text:p>
      <text:p text:style-name="P4"><text:s text:c="12"/>-&gt;addHandle('customer_logged_out');</text:p>
      <text:p text:style-name="P4"><text:s text:c="4"/>}</text:p>
      <text:p text:style-name="P4"/>
      <text:p text:style-name="P4"><text:s text:c="4"/>// Load layout</text:p>
      <text:p text:style-name="P4"><text:s text:c="4"/>$layout-&gt;getUpdate()-&gt;load();</text:p>
      <text:p text:style-name="P4"><text:s text:c="4"/>$layout-&gt;generateXml()</text:p>
      <text:p text:style-name="P4"><text:s text:c="11"/>-&gt;generateBlocks();</text:p>
      <text:p text:style-name="P4"/>
      <text:p text:style-name="P4"><text:s text:c="4"/>// Set the header</text:p>
      <text:p text:style-name="P4"><text:s text:c="4"/>$magento_header = $layout-&gt;getBlock('header')-&gt;toHtml();</text:p>
      <text:p text:style-name="P4"><text:s text:c="4"/>// Set the footer</text:p>
      <text:p text:style-name="P4"><text:s text:c="4"/>$magento_footer = $layout-&gt;getBlock('footer')-&gt;toHtml();</text:p>
      <text:p text:style-name="P4"><text:s text:c="4"/>// Set the head</text:p>
      <text:p text:style-name="P4"><text:s text:c="4"/>$magento_head = $layout-&gt;getBlock('head')-&gt;toHtml();</text:p>
      <text:p text:style-name="P4">}</text:p>
      <text:p text:style-name="P4">add_action("init", "magento_init");</text:p>
      <text:p text:style-name="P5"/>
      <text:p text:style-name="P5"/>
      <text:p text:style-name="P5"/>
      <text:p text:style-name="P7">Now open the header.php file of wprdpress</text:p>
      <text:p text:style-name="P5"/>
      <text:p text:style-name="P5">&lt;?php</text:p>
      <text:p text:style-name="P5">/**</text:p>
      <text:p text:style-name="P5"><text:s/>* The Header template for our theme</text:p>
      <text:p text:style-name="P5"><text:s/>*</text:p>
      <text:p text:style-name="P5"><text:s/>* Displays all of the &lt;head&gt; section and everything up till &lt;div id="main"&gt;</text:p>
      <text:p text:style-name="P5"><text:s/>*</text:p>
      <text:p text:style-name="P5"><text:s/>* @package WordPress</text:p>
      <text:p text:style-name="P5"><text:s/>* @subpackage Twenty_Twelve</text:p>
      <text:p text:style-name="P5"><text:s/>* @since Twenty Twelve 1.0</text:p>
      <text:p text:style-name="P5"><text:s/>*/</text:p>
      <text:p text:style-name="P5">?&gt;&lt;!DOCTYPE html&gt;</text:p>
      <text:p text:style-name="P5">&lt;!--[if IE 7]&gt;</text:p>
      <text:p text:style-name="P5">&lt;html class="ie ie7" &lt;?php language_attributes(); ?&gt;&gt;</text:p>
      <text:p text:style-name="P5">&lt;![endif]--&gt;</text:p>
      <text:p text:style-name="P5">&lt;!--[if IE 8]&gt;</text:p>
      <text:p text:style-name="P5">&lt;html class="ie ie8" &lt;?php language_attributes(); ?&gt;&gt;</text:p>
      <text:p text:style-name="P5">&lt;![endif]--&gt;</text:p>
      <text:p text:style-name="P5">&lt;!--[if !(IE 7) | !(IE 8) <text:s/>]&gt;&lt;!--&gt;</text:p>
      <text:p text:style-name="P5">&lt;html &lt;?php language_attributes(); ?&gt;&gt;</text:p>
      <text:p text:style-name="P5">&lt;!--&lt;![endif]--&gt;</text:p>
      <text:p text:style-name="P5">&lt;head&gt;</text:p>
      <text:p text:style-name="P5"><text:soft-page-break/>&lt;meta charset="&lt;?php bloginfo( 'charset' ); ?&gt;" /&gt;</text:p>
      <text:p text:style-name="P5">&lt;meta name="viewport" content="width=device-width" /&gt;</text:p>
      <text:p text:style-name="P5">&lt;title&gt;&lt;?php wp_title( '|', true, 'right' ); ?&gt;&lt;/title&gt;</text:p>
      <text:p text:style-name="P5">&lt;link rel="profile" href="http://gmpg.org/xfn/11" /&gt;</text:p>
      <text:p text:style-name="P5">&lt;link rel="pingback" href="&lt;?php bloginfo( 'pingback_url' ); ?&gt;" /&gt;</text:p>
      <text:p text:style-name="P5">&lt;?php // Loads HTML5 JavaScript file to add support for HTML5 elements in older IE versions. ?&gt;</text:p>
      <text:p text:style-name="P5">&lt;!--[if lt IE 9]&gt;</text:p>
      <text:p text:style-name="P5">&lt;script src="&lt;?php echo get_template_directory_uri(); ?&gt;/js/html5.js" type="text/javascript"&gt;&lt;/script&gt;</text:p>
      <text:p text:style-name="P5">&lt;![endif]--&gt;</text:p>
      <text:p text:style-name="P5">&lt;?php wp_head(); </text:p>
      <text:p text:style-name="P5">global $magento_head;</text:p>
      <text:p text:style-name="P5">echo $magento_head;?&gt;</text:p>
      <text:p text:style-name="P5">&lt;/head&gt;</text:p>
      <text:p text:style-name="P5"/>
      <text:p text:style-name="P5">&lt;body class=" cms-index-index cms-home"&gt;</text:p>
      <text:p text:style-name="P5">&lt;div id="main_wrapper"&gt;</text:p>
      <text:p text:style-name="P5">&lt;div id="page" class="hfeed site"&gt;</text:p>
      <text:p text:style-name="P5"><text:tab/>&lt;?php /*?&gt;&lt;header id="masthead" class="site-header" role="banner"&gt;</text:p>
      <text:p text:style-name="P5"><text:tab/><text:tab/>&lt;hgroup&gt;</text:p>
      <text:p text:style-name="P5"><text:tab/><text:tab/><text:tab/>&lt;h1 class="site-title"&gt;&lt;a href="&lt;?php echo esc_url( home_url( '/' ) ); ?&gt;" title="&lt;?php echo esc_attr( get_bloginfo( 'name', 'display' ) ); ?&gt;" rel="home"&gt;&lt;?php bloginfo( 'name' ); ?&gt;&lt;/a&gt;&lt;/h1&gt;</text:p>
      <text:p text:style-name="P5"><text:tab/><text:tab/><text:tab/>&lt;h2 class="site-description"&gt;&lt;?php bloginfo( 'description' ); ?&gt;&lt;/h2&gt;</text:p>
      <text:p text:style-name="P5"><text:tab/><text:tab/>&lt;/hgroup&gt;</text:p>
      <text:p text:style-name="P5"/>
      <text:p text:style-name="P5"><text:tab/><text:tab/>&lt;nav id="site-navigation" class="main-navigation" role="navigation"&gt;</text:p>
      <text:p text:style-name="P5"><text:tab/><text:tab/><text:tab/>&lt;h3 class="menu-toggle"&gt;&lt;?php _e( 'Menu', 'twentytwelve' ); ?&gt;&lt;/h3&gt;</text:p>
      <text:p text:style-name="P5"><text:tab/><text:tab/><text:tab/>&lt;a class="assistive-text" href="#content" title="&lt;?php esc_attr_e( 'Skip to content', 'twentytwelve' ); ?&gt;"&gt;&lt;?php _e( 'Skip to content', 'twentytwelve' ); ?&gt;&lt;/a&gt;</text:p>
      <text:p text:style-name="P5"><text:tab/><text:tab/><text:tab/>&lt;?php wp_nav_menu( array( 'theme_location' =&gt; 'primary', 'menu_class' =&gt; 'nav-menu' ) ); ?&gt;</text:p>
      <text:p text:style-name="P5"><text:tab/><text:tab/>&lt;/nav&gt;&lt;!-- #site-navigation --&gt;</text:p>
      <text:p text:style-name="P5"/>
      <text:p text:style-name="P5"><text:tab/><text:tab/>&lt;?php if ( get_header_image() ) : ?&gt;</text:p>
      <text:p text:style-name="P5"><text:tab/><text:tab/>&lt;a href="&lt;?php echo esc_url( home_url( '/' ) ); ?&gt;"&gt;&lt;img src="&lt;?php header_image(); ?&gt;" class="header-image" width="&lt;?php echo get_custom_header()-&gt;width; ?&gt;" height="&lt;?php echo get_custom_header()-&gt;height; ?&gt;" alt="" /&gt;&lt;/a&gt;</text:p>
      <text:p text:style-name="P5"><text:tab/><text:tab/>&lt;?php endif; ?&gt;</text:p>
      <text:p text:style-name="P5"><text:tab/>&lt;/header&gt;&lt;?php */?&gt;&lt;!-- #masthead --&gt;</text:p>
      <text:p text:style-name="P5">&lt;?php <text:s/></text:p>
      <text:p text:style-name="P5">// get the header global</text:p>
      <text:p text:style-name="P5">global $magento_header; <text:s/></text:p>
      <text:p text:style-name="P5">// render the header</text:p>
      <text:p text:style-name="P5">echo $magento_header; <text:s/></text:p>
      <text:p text:style-name="P5">?&gt;</text:p>
      <text:p text:style-name="P5"><text:tab/>&lt;div id="main"&gt;</text:p>
      <text:p text:style-name="P5"/>
      <text:p text:style-name="P5"><text:soft-page-break/></text:p>
      <text:p text:style-name="P6">now open the footer.php</text:p>
      <text:p text:style-name="P5"/>
      <text:p text:style-name="P5">&lt;?php</text:p>
      <text:p text:style-name="P5">/**</text:p>
      <text:p text:style-name="P5"><text:s/>* The template for displaying the footer</text:p>
      <text:p text:style-name="P5"><text:s/>*</text:p>
      <text:p text:style-name="P5"><text:s/>* Contains footer content and the closing of the #main and #page div elements.</text:p>
      <text:p text:style-name="P5"><text:s/>*</text:p>
      <text:p text:style-name="P5"><text:s/>* @package WordPress</text:p>
      <text:p text:style-name="P5"><text:s/>* @subpackage Twenty_Twelve</text:p>
      <text:p text:style-name="P5"><text:s/>* @since Twenty Twelve 1.0</text:p>
      <text:p text:style-name="P5"><text:s/>*/</text:p>
      <text:p text:style-name="P5">?&gt;</text:p>
      <text:p text:style-name="P5"><text:tab/>&lt;/div&gt;&lt;!-- #main .wrapper --&gt;</text:p>
      <text:p text:style-name="P5"><text:tab/>&lt;footer id="colophon" role="contentinfo"&gt;</text:p>
      <text:p text:style-name="P5"><text:tab/><text:tab/>&lt;div class="site-info"&gt;</text:p>
      <text:p text:style-name="P5"><text:tab/><text:tab/><text:tab/>&lt;?php do_action( 'twentytwelve_credits' ); ?&gt;</text:p>
      <text:p text:style-name="P5"><text:tab/><text:tab/><text:tab/>&lt;a href="&lt;?php echo esc_url( __( 'http://wordpress.org/', 'twentytwelve' ) ); ?&gt;" title="&lt;?php esc_attr_e( 'Semantic Personal Publishing Platform', 'twentytwelve' ); ?&gt;"&gt;&lt;/a&gt;</text:p>
      <text:p text:style-name="P5"><text:tab/><text:tab/>&lt;/div&gt;&lt;!-- .site-info --&gt;</text:p>
      <text:p text:style-name="P5"><text:tab/>&lt;/footer&gt;&lt;!-- #colophon --&gt;</text:p>
      <text:p text:style-name="P5">&lt;/div&gt;&lt;!-- #page --&gt;</text:p>
      <text:p text:style-name="P5">&lt;?php <text:s/></text:p>
      <text:p text:style-name="P5">// get the header global</text:p>
      <text:p text:style-name="P5">global $magento_footer; <text:s/></text:p>
      <text:p text:style-name="P5">// render the header</text:p>
      <text:p text:style-name="P5">echo $magento_footer; <text:s/></text:p>
      <text:p text:style-name="P5">?&gt;&lt;/div&gt;&lt;!-- #page --&gt;</text:p>
      <text:p text:style-name="P5"/>
      <text:p text:style-name="P5">&lt;/body&gt;</text:p>
      <text:p text:style-name="P5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28:18.88</meta:creation-date>
    <meta:document-statistic meta:table-count="0" meta:image-count="0" meta:object-count="0" meta:page-count="4" meta:paragraph-count="151" meta:word-count="592" meta:character-count="5145"/>
    <dc:date>2014-06-13T15:40:38.78</dc:date>
    <meta:editing-duration>PT12M23S</meta:editing-duration>
    <meta:editing-cycles>1</meta:editing-cycles>
    <meta:generator>OpenOffice.org/3.4$Win32 OpenOffice.org_project/340m1$Build-9590</meta:generator>
  </office:meta>
</office:document-meta>
</file>